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nsolas" svg:font-family="Consolas, 'Andale Mono', Monaco, Courier, 'Courier New', Verdana, sans-serif"/>
    <style:font-face style:name="Mangal1" svg:font-family="Mangal"/>
    <style:font-face style:name="OpenSymbol" svg:font-family="OpenSymbol"/>
    <style:font-face style:name="Consolas1" svg:font-family="Consolas" style:font-family-generic="modern" style:font-pitch="fixed"/>
    <style:font-face style:name="Courier New" svg:font-family="'Courier New'" style:font-family-generic="modern" style:font-pitch="fixed"/>
    <style:font-face style:name="ＭＳ Ｐゴシック1" svg:font-family="'ＭＳ Ｐゴシック'"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17cm" table:align="margins" style:shadow="none"/>
    </style:style>
    <style:style style:name="Table1.A" style:family="table-column">
      <style:table-column-properties style:column-width="17cm" style:rel-column-width="65535*"/>
    </style:style>
    <style:style style:name="Table1.A1" style:family="table-cell" style:data-style-name="N10100">
      <style:table-cell-properties fo:background-color="#e6e6e6" fo:padding="0.049cm" fo:border="0.002cm solid #000000">
        <style:background-image/>
      </style:table-cell-properties>
    </style:style>
    <style:style style:name="Table7" style:family="table">
      <style:table-properties style:width="16.993cm" table:align="left"/>
    </style:style>
    <style:style style:name="Table7.A" style:family="table-column">
      <style:table-column-properties style:column-width="3.191cm"/>
    </style:style>
    <style:style style:name="Table7.B" style:family="table-column">
      <style:table-column-properties style:column-width="13.802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left="none" fo:border-right="0.002cm solid #000000" fo:border-top="0.002cm solid #000000" fo:border-bottom="0.002cm solid #000000"/>
    </style:style>
    <style:style style:name="Table2" style:family="table">
      <style:table-properties style:width="16.993cm" table:align="left"/>
    </style:style>
    <style:style style:name="Table2.A" style:family="table-column">
      <style:table-column-properties style:column-width="3.191cm"/>
    </style:style>
    <style:style style:name="Table2.B" style:family="table-column">
      <style:table-column-properties style:column-width="13.802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none" fo:border-right="0.002cm solid #000000" fo:border-top="0.002cm solid #000000" fo:border-bottom="0.002cm solid #000000"/>
    </style:style>
    <style:style style:name="Table14" style:family="table">
      <style:table-properties style:width="17.023cm" fo:margin-left="-0.035cm" fo:margin-right="0.012cm" table:align="margins"/>
    </style:style>
    <style:style style:name="Table14.A" style:family="table-column">
      <style:table-column-properties style:column-width="1.935cm" style:rel-column-width="7449*"/>
    </style:style>
    <style:style style:name="Table14.B" style:family="table-column">
      <style:table-column-properties style:column-width="15.088cm" style:rel-column-width="58086*"/>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left="none" fo:border-right="0.002cm solid #000000" fo:border-top="0.002cm solid #000000" fo:border-bottom="0.002cm solid #000000"/>
    </style:style>
    <style:style style:name="P1" style:family="paragraph" style:parent-style-name="Standard">
      <style:text-properties style:font-name="Times New Roman" style:font-name-asian="Times New Roman"/>
    </style:style>
    <style:style style:name="P2" style:family="paragraph" style:parent-style-name="Preformatted_20_Text">
      <style:text-properties fo:color="#666666" style:font-name="Times New Roman" fo:font-size="8pt" style:font-name-asian="Times New Roman" style:font-size-asian="8pt" style:font-size-complex="8pt"/>
    </style:style>
    <style:style style:name="P3" style:family="paragraph" style:parent-style-name="Preformatted_20_Text">
      <style:text-properties fo:color="#666666" style:font-name="Times New Roman" fo:font-size="8pt" style:font-name-asian="Times New Roman" style:font-size-asian="8pt" style:font-size-complex="8pt"/>
    </style:style>
    <style:style style:name="P4" style:family="paragraph" style:parent-style-name="Preformatted_20_Text">
      <style:text-properties style:font-name="Times New Roman" fo:font-size="8pt" style:font-name-asian="Times New Roman" style:font-size-asian="8pt" style:font-size-complex="8pt"/>
    </style:style>
    <style:style style:name="P5" style:family="paragraph" style:parent-style-name="Preformatted_20_Text">
      <style:text-properties style:font-name="Consolas1"/>
    </style:style>
    <style:style style:name="P6" style:family="paragraph" style:parent-style-name="Heading_20_3">
      <style:text-properties style:font-name="Times New Roman" style:font-name-asian="Times New Roman"/>
    </style:style>
    <style:style style:name="P7" style:family="paragraph" style:parent-style-name="Heading_20_3">
      <style:text-properties style:font-name="Times New Roman" fo:font-size="12pt" style:font-name-asian="Times New Roman" style:font-size-asian="12pt" style:font-size-complex="12pt"/>
    </style:style>
    <style:style style:name="P8" style:family="paragraph" style:parent-style-name="Heading_20_2">
      <style:text-properties style:font-name="Times New Roman" style:font-name-asian="Times New Roman"/>
    </style:style>
    <style:style style:name="P9" style:family="paragraph" style:parent-style-name="Text_20_body">
      <style:text-properties style:font-name="Times New Roman" style:font-name-asian="Times New Roman"/>
    </style:style>
    <style:style style:name="P10" style:family="paragraph" style:parent-style-name="Text_20_body">
      <style:text-properties style:font-name="Times New Roman" fo:font-size="8pt" style:font-name-asian="Times New Roman" style:font-size-asian="8pt" style:font-size-complex="8pt"/>
    </style:style>
    <style:style style:name="P11" style:family="paragraph" style:parent-style-name="Text_20_body">
      <style:text-properties style:font-name="Times New Roman" fo:font-size="12pt" style:font-name-asian="Times New Roman" style:font-size-asian="12pt" style:font-size-complex="12pt"/>
    </style:style>
    <style:style style:name="P12" style:family="paragraph" style:parent-style-name="Text_20_body">
      <style:text-properties fo:font-size="8pt" style:font-size-asian="8pt" style:font-size-complex="8pt"/>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Heading_20_1">
      <style:text-properties style:font-name="Times New Roman" style:font-name-asian="Times New Roman"/>
    </style:style>
    <style:style style:name="P18" style:family="paragraph" style:parent-style-name="Heading_20_4">
      <style:text-properties style:font-name="Times New Roman" style:font-name-asian="Times New Roman"/>
    </style:style>
    <style:style style:name="T1" style:family="text">
      <style:text-properties style:language-asian="ja" style:country-asian="JP"/>
    </style:style>
    <style:style style:name="T2" style:family="text">
      <style:text-properties fo:font-size="8pt" style:font-size-asian="8pt" style:language-asian="ja" style:country-asian="JP" style:font-size-complex="8pt"/>
    </style:style>
    <style:style style:name="T3" style:family="text">
      <style:text-properties fo:color="#0000ff"/>
    </style:style>
    <style:style style:name="T4" style:family="text">
      <style:text-properties style:use-window-font-color="true"/>
    </style:style>
    <style:style style:name="T5" style:family="text">
      <style:text-properties style:font-name="Times New Roman" style:font-name-asian="Times New Roman" style:language-asian="ja" style:country-asian="JP"/>
    </style:style>
    <style:style style:name="T6" style:family="text">
      <style:text-properties style:font-name="Times New Roman" fo:font-size="12pt" style:font-name-asian="Times New Roman" style:font-size-asian="12pt" style:language-asian="ja" style:country-asian="JP" style:font-size-complex="12pt"/>
    </style:style>
    <style:style style:name="T7" style:family="text">
      <style:text-properties fo:font-size="12pt" style:font-size-asian="12pt" style:language-asian="ja" style:country-asian="JP"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100" number:language="ja" number:country="JP">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Mes<text:span text:style-name="T1">senger send test results</text:span></text:h>
      <text:p text:style-name="P9"><text:span text:style-name="T1"/></text:p>
      <text:p text:style-name="P9"><text:span text:style-name="T1">The performance of messenger send has been tested using the cbench:c test program. The cbench:c program operates in two modes latency and throughput. Results shown below are throughput output results. This document references the messenger send design document to reference code listings used when conducting the test. Each test has some preconditions that we list and set appropriate before testing commences. Some of these preconditions are conditional code to needs to be compiled and enabled.</text:span></text:p>
      <text:p text:style-name="P9"><text:span text:style-name="T1"/></text:p>
      <text:h text:style-name="P8" text:outline-level="2"><text:span text:style-name="T1">Environment setup fixed parameters</text:span></text:h>
      <text:p text:style-name="P9"><text:span text:style-name="T1">Certain parameters that affect the performance of messenger is the number of tasks and the size of job queue size.</text:span></text:p>
      <text:p text:style-name="P9"><text:span text:style-name="T1">For all tests the number of tasks set to 2 and the job queue size set to 512 items before queue becomes full.</text:span></text:p>
      <text:p text:style-name="P9"><text:span text:style-name="T1">All tests conducted on a single CPU which detail information about shown below.</text:span></text:p>
      <table:table table:name="Table1" table:style-name="Table1">
        <table:table-column table:style-name="Table1.A"/>
        <table:table-row>
          <table:table-cell table:style-name="Table1.A1" office:value-type="float" office:value="0">
            <text:p text:style-name="P5">Processor <text:s text:c="6"/>: 0</text:p>
            <text:p text:style-name="P5">vendor_id <text:s text:c="6"/>: GenuineIntel</text:p>
            <text:p text:style-name="P5">cpu family <text:s text:c="5"/>: 6</text:p>
            <text:p text:style-name="P5">model <text:s text:c="10"/>: 3</text:p>
            <text:p text:style-name="P5">model name <text:s text:c="5"/>: Pentium II (Klamath)</text:p>
            <text:p text:style-name="P5">stepping <text:s text:c="7"/>: 3</text:p>
            <text:p text:style-name="P5">cpu MHz <text:s text:c="8"/>: 2666.896</text:p>
            <text:p text:style-name="P5">cache size <text:s text:c="5"/>: 4096 KB</text:p>
            <text:p text:style-name="P5">fdiv_bug <text:s text:c="7"/>: no</text:p>
            <text:p text:style-name="P5">hlt_bug <text:s text:c="8"/>: no</text:p>
            <text:p text:style-name="P5">f00f_bug <text:s text:c="7"/>: no</text:p>
            <text:p text:style-name="P5">coma_bug <text:s text:c="7"/>: no</text:p>
            <text:p text:style-name="P5">fpu <text:s text:c="12"/>: yes</text:p>
            <text:p text:style-name="P5">fpu_exception <text:s text:c="2"/>: yes</text:p>
            <text:p text:style-name="P5">cpuid level <text:s text:c="4"/>: 4</text:p>
            <text:p text:style-name="P5">wp <text:s text:c="13"/>: yes</text:p>
            <text:p text:style-name="P5">flags <text:s text:c="10"/>: fpu de pse tsc msr pae mce cx8 apic pge cmov mmx fxsr sse sse2 up pni popcnt hypervisor</text:p>
            <text:p text:style-name="P5">bogomips <text:s text:c="7"/>: 5333.79</text:p>
            <text:p text:style-name="P5">clflush size <text:s text:c="3"/>: 32</text:p>
            <text:p text:style-name="P5">cache_alignment : 32</text:p>
            <text:p text:style-name="P5">address sizes <text:s text:c="2"/>: 36 bits physical, 32 bits virtual</text:p>
            <text:p text:style-name="P5">power management:</text:p>
          </table:table-cell>
        </table:table-row>
      </table:table>
      <text:p text:style-name="P9"><text:span text:style-name="T1"/></text:p>
      <text:p text:style-name="P9"><text:span text:style-name="T1">We run all the tests twice and pick the best results among them. If during the test the job queue becomes full we confirm that by searching for a specific queue full message in the output log files.</text:span></text:p>
      <text:p text:style-name="P9"><text:span text:style-name="T1"/></text:p>
      <text:h text:style-name="P8" text:outline-level="2"><text:span text:style-name="T1">Test cases</text:span></text:h>
      <text:p text:style-name="P9"><text:span text:style-name="T1"/></text:p>
      <text:h text:style-name="P6" text:outline-level="3"><text:soft-page-break/><text:span text:style-name="T1">Case # 1</text:span></text:h>
      <text:p text:style-name="P9"><text:span text:style-name="T1"/></text:p>
      <text:h text:style-name="P18" text:outline-level="4"><text:span text:style-name="T1">Preconditions</text:span></text:h>
      <text:p text:style-name="P9"><text:span text:style-name="T1"/></text:p>
      <text:p text:style-name="P9"><text:span text:style-name="T1">The following preconditions are set and valid during the test</text:span></text:p>
      <text:list xml:id="list35545777" text:style-name="L1">
        <text:list-item>
          <text:p text:style-name="P13"><text:span text:style-name="T5">conditional compilation with MCAS flag (multiple compare and swap) in add_job().</text:span></text:p>
        </text:list-item>
        <text:list-item>
          <text:p text:style-name="P13"><text:span text:style-name="T5">Mutex locking is used conditional compilation with MUTEX flag.</text:span></text:p>
        </text:list-item>
      </text:list>
      <text:p text:style-name="P9"><text:span text:style-name="T1"/></text:p>
      <table:table table:name="Table7" table:style-name="Table7">
        <table:table-column table:style-name="Table7.A"/>
        <table:table-column table:style-name="Table7.B"/>
        <table:table-row>
          <table:table-cell table:style-name="Table7.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20</text:p>
            <text:p text:style-name="P2">21</text:p>
            <text:p text:style-name="P2">22</text:p>
            <text:p text:style-name="P2">23</text:p>
            <text:p text:style-name="P2">24</text:p>
            <text:p text:style-name="P2">25</text:p>
            <text:p text:style-name="P2">26</text:p>
            <text:p text:style-name="P2">27</text:p>
            <text:p text:style-name="P2">28</text:p>
            <text:p text:style-name="P2">29</text:p>
            <text:p text:style-name="P2">30</text:p>
            <text:p text:style-name="P2">31</text:p>
            <text:p text:style-name="P2">32</text:p>
            <text:p text:style-name="P2">33</text:p>
            <text:p text:style-name="P2">34</text:p>
            <text:p text:style-name="P2">35</text:p>
            <text:p text:style-name="P2">36</text:p>
            <text:p text:style-name="P2">37</text:p>
            <text:p text:style-name="P2">38</text:p>
            <text:p text:style-name="P2">39</text:p>
            <text:p text:style-name="P2">40</text:p>
            <text:p text:style-name="P2">41</text:p>
            <text:p text:style-name="P2">42</text:p>
          </table:table-cell>
          <table:table-cell table:style-name="Table7.B1" office:value-type="string">
            <text:p text:style-name="P10">static bool</text:p>
            <text:p text:style-name="P10"><text:span text:style-name="T3">add_job</text:span>( job_ctrl *ctrl, job_item *item ) {</text:p>
            <text:p text:style-name="P10"><text:s text:c="2"/>job_item *rear_item;</text:p>
            <text:p text:style-name="P10"><text:s text:c="2"/>int rear;</text:p>
            <text:p text:style-name="P10"><text:s text:c="2"/>int tmp;</text:p>
            <text:p text:style-name="P10"/>
            <text:p text:style-name="P10"><text:s text:c="2"/>if ( <text:span text:style-name="T4">job_queue_full</text:span>( ctrl ) ) {</text:p>
            <text:p text:style-name="P10"><text:s text:c="4"/>return 0;</text:p>
            <text:p text:style-name="P10"><text:s text:c="2"/>}</text:p>
            <text:p text:style-name="P10"><text:s text:c="2"/>while ( true ) {</text:p>
            <text:p text:style-name="P10"><text:s text:c="4"/>rear = ctrl-&gt;rear;</text:p>
            <text:p text:style-name="P10"><text:s text:c="4"/>tmp = ( rear + 1 ) % ITEM_ARRAY_SIZE;</text:p>
            <text:p text:style-name="P10"><text:s text:c="4"/>if ( rear != ctrl-&gt;rear ) {</text:p>
            <text:p text:style-name="P10"><text:s text:c="6"/>continue;</text:p>
            <text:p text:style-name="P10"><text:s text:c="4"/>}</text:p>
            <text:p text:style-name="P10"><text:s text:c="4"/>rear_item = &amp;ctrl-&gt;item[ rear ];</text:p>
            <text:p text:style-name="P10">#ifdef MCAS</text:p>
            <text:p text:style-name="P10"><text:s text:c="4"/>if ( <text:span text:style-name="T3">MCAS</text:span>( ( int * ) &amp;ctrl-&gt;item[ rear ], ( int * ) rear_item, <text:s/>( int * ) item, sizeof( *item ) ) ) {</text:p>
            <text:p text:style-name="P10">#else</text:p>
            <text:p text:style-name="P10"><text:s text:c="4"/>if ( <text:span text:style-name="T4">CAS</text:span>( ( int * ) &amp;ctrl-&gt;item[ rear ], ( int * ) rear_item, <text:s/>( int * ) item, sizeof( *item ) ) ) {</text:p>
            <text:p text:style-name="P10">#endif</text:p>
            <text:p text:style-name="P10"><text:s text:c="6"/><text:span text:style-name="T4">CAS_int</text:span>( &amp;ctrl-&gt;rear, rear, tmp );</text:p>
            <text:p text:style-name="P10"><text:s text:c="6"/>return 1;</text:p>
            <text:p text:style-name="P10"><text:s text:c="4"/>}</text:p>
            <text:p text:style-name="P10"><text:s text:c="2"/>}</text:p>
            <text:p text:style-name="P10">}</text:p>
          </table:table-cell>
        </table:table-row>
      </table:table>
      <text:h text:style-name="P18" text:outline-level="4"><text:span text:style-name="T1">Results</text:span></text:h>
      <text:p text:style-name="P9"><text:span text:style-name="T1">.</text:span><text:span text:style-name="T2">/trema run ./objects/examples/cbench_switch/cbench_switch -d</text:span></text:p>
      <text:p text:style-name="P10"><text:span text:style-name="T1">/home/nick/test_develop/objects/oflops/bin/cbench --switches 1 --loops 10 --delay 1000 --throughput</text:span></text:p>
      <text:p text:style-name="P10"><text:span text:style-name="T1">cbench: controller benchmarking tool</text:span></text:p>
      <text:p text:style-name="P10"><text:span text:style-name="T1"><text:s text:c="3"/>running in mode 'throughput'</text:span></text:p>
      <text:p text:style-name="P10"><text:span text:style-name="T1"><text:s text:c="3"/>connecting to controller at localhost:6633</text:span></text:p>
      <text:p text:style-name="P10"><text:span text:style-name="T1"><text:s text:c="3"/>faking 1 switches :: 10 tests each; 1000 ms per test</text:span></text:p>
      <text:p text:style-name="P10"><text:span text:style-name="T1"><text:s text:c="3"/>with 100000 unique source MACs per switch</text:span></text:p>
      <text:p text:style-name="P10"><text:span text:style-name="T1"><text:s text:c="3"/>starting test with 1000 ms delay after features_reply</text:span></text:p>
      <text:p text:style-name="P10"><text:soft-page-break/><text:span text:style-name="T1"><text:s text:c="3"/>ignoring first 1 "warmup" and last 0 "cooldown" loops</text:span></text:p>
      <text:p text:style-name="P10"><text:span text:style-name="T1"><text:s text:c="3"/>debugging info is off</text:span></text:p>
      <text:p text:style-name="P10"><text:span text:style-name="T1">1 <text:s text:c="2"/>switches: fmods/sec: <text:s/>30217 <text:s text:c="2"/>total = 29.924725 per ms</text:span></text:p>
      <text:p text:style-name="P10"><text:span text:style-name="T1">1 <text:s text:c="2"/>switches: fmods/sec: <text:s/>30322 <text:s text:c="2"/>total = 30.309664 per ms</text:span></text:p>
      <text:p text:style-name="P10"><text:span text:style-name="T1">1 <text:s text:c="2"/>switches: fmods/sec: <text:s/>29261 <text:s text:c="2"/>total = 29.196184 per ms</text:span></text:p>
      <text:p text:style-name="P10"><text:span text:style-name="T1">1 <text:s text:c="2"/>switches: fmods/sec: <text:s/>28278 <text:s text:c="2"/>total = 28.276134 per ms</text:span></text:p>
      <text:p text:style-name="P10"><text:span text:style-name="T1">1 <text:s text:c="2"/>switches: fmods/sec: <text:s/>28527 <text:s text:c="2"/>total = 28.319840 per ms</text:span></text:p>
      <text:p text:style-name="P10"><text:span text:style-name="T1">1 <text:s text:c="2"/>switches: fmods/sec: <text:s/>28225 <text:s text:c="2"/>total = 28.205933 per ms</text:span></text:p>
      <text:p text:style-name="P10"><text:span text:style-name="T1">1 <text:s text:c="2"/>switches: fmods/sec: <text:s/>27519 <text:s text:c="2"/>total = 27.357672 per ms</text:span></text:p>
      <text:p text:style-name="P10"><text:span text:style-name="T1">1 <text:s text:c="2"/>switches: fmods/sec: <text:s/>28521 <text:s text:c="2"/>total = 28.296917 per ms</text:span></text:p>
      <text:p text:style-name="P10"><text:span text:style-name="T1">1 <text:s text:c="2"/>switches: fmods/sec: <text:s/>28452 <text:s text:c="2"/>total = 28.295948 per ms</text:span></text:p>
      <text:p text:style-name="P10"><text:span text:style-name="T1">1 <text:s text:c="2"/>switches: fmods/sec: <text:s/>28105 <text:s text:c="2"/>total = 27.874008 per ms</text:span></text:p>
      <text:p text:style-name="P10"><text:span text:style-name="T1">RESULT: 1 switches 9 tests min/max/avg/stdev = 27357.67/30309.66/28459.14/795.35 responses/s</text:span></text:p>
      <text:p text:style-name="P9"><text:span text:style-name="T1"/></text:p>
      <text:h text:style-name="P18" text:outline-level="4"><text:span text:style-name="T1">Job queue status</text:span></text:h>
      <text:p text:style-name="P10"><text:span text:style-name="T1">grep -c "queue is full" *.log</text:span></text:p>
      <text:p text:style-name="P10"><text:span text:style-name="T1">cbench_switch.log:0</text:span></text:p>
      <text:p text:style-name="P10"><text:span text:style-name="T1">switch.0x1.log:0</text:span></text:p>
      <text:p text:style-name="P10"><text:span text:style-name="T1">switch_manager.log:0</text:span></text:p>
      <text:p text:style-name="P9"><text:span text:style-name="T1">No messages discarded because of queue full.</text:span></text:p>
      <text:p text:style-name="P9"><text:span text:style-name="T1"/></text:p>
      <text:h text:style-name="P6" text:outline-level="3"><text:span text:style-name="T1">Case #2</text:span></text:h>
      <text:p text:style-name="P9"><text:span text:style-name="T1"/></text:p>
      <text:h text:style-name="P18" text:outline-level="4"><text:span text:style-name="T1">Preconditions</text:span></text:h>
      <text:p text:style-name="P9"><text:span text:style-name="T1">The following preconditions set and valid during the test.</text:span></text:p>
      <text:list xml:id="list35580435" text:style-name="L2">
        <text:list-item>
          <text:p text:style-name="P14"><text:span text:style-name="T5">Use CAS function in add_job() default compilation. CAS uses memcmp and memcpy.</text:span></text:p>
        </text:list-item>
        <text:list-item>
          <text:p text:style-name="P14"><text:span text:style-name="T5">Mutex locking is used conditional compilation with MUTEX flag.</text:span></text:p>
        </text:list-item>
      </text:list>
      <text:p text:style-name="P9"><text:span text:style-name="T1"/></text:p>
      <table:table table:name="Table2" table:style-name="Table2">
        <table:table-column table:style-name="Table2.A"/>
        <table:table-column table:style-name="Table2.B"/>
        <table:table-row>
          <table:table-cell table:style-name="Table2.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20</text:p>
            <text:p text:style-name="P2">21</text:p>
            <text:p text:style-name="P2">22</text:p>
            <text:p text:style-name="P2"><text:soft-page-break/>23</text:p>
            <text:p text:style-name="P2">24</text:p>
            <text:p text:style-name="P2">25</text:p>
            <text:p text:style-name="P2">26</text:p>
            <text:p text:style-name="P2">27</text:p>
            <text:p text:style-name="P2">28</text:p>
            <text:p text:style-name="P2">29</text:p>
            <text:p text:style-name="P2">30</text:p>
            <text:p text:style-name="P2">31</text:p>
            <text:p text:style-name="P2">32</text:p>
            <text:p text:style-name="P2">33</text:p>
            <text:p text:style-name="P2">34</text:p>
            <text:p text:style-name="P2">35</text:p>
            <text:p text:style-name="P2">36</text:p>
            <text:p text:style-name="P2">37</text:p>
            <text:p text:style-name="P2">38</text:p>
            <text:p text:style-name="P2">39</text:p>
            <text:p text:style-name="P2">40</text:p>
            <text:p text:style-name="P2">41</text:p>
            <text:p text:style-name="P2">42</text:p>
          </table:table-cell>
          <table:table-cell table:style-name="Table2.B1" office:value-type="string">
            <text:p text:style-name="P10">static bool</text:p>
            <text:p text:style-name="P10"><text:span text:style-name="T3">add_job</text:span>( job_ctrl *ctrl, job_item *item ) {</text:p>
            <text:p text:style-name="P10"><text:s text:c="2"/>job_item *rear_item;</text:p>
            <text:p text:style-name="P10"><text:s text:c="2"/>int rear;</text:p>
            <text:p text:style-name="P10"><text:s text:c="2"/>int tmp;</text:p>
            <text:p text:style-name="P10"/>
            <text:p text:style-name="P10"><text:s text:c="2"/>if ( <text:span text:style-name="T4">job_queue_full</text:span>( ctrl ) ) {</text:p>
            <text:p text:style-name="P10"><text:s text:c="4"/>return 0;</text:p>
            <text:p text:style-name="P10"><text:s text:c="2"/>}</text:p>
            <text:p text:style-name="P10"><text:s text:c="2"/>while ( true ) {</text:p>
            <text:p text:style-name="P10"><text:s text:c="4"/>rear = ctrl-&gt;rear;</text:p>
            <text:p text:style-name="P10"><text:s text:c="4"/>tmp = ( rear + 1 ) % ITEM_ARRAY_SIZE;</text:p>
            <text:p text:style-name="P10"><text:s text:c="4"/>if ( rear != ctrl-&gt;rear ) {</text:p>
            <text:p text:style-name="P10"><text:soft-page-break/><text:s text:c="6"/>continue;</text:p>
            <text:p text:style-name="P10"><text:s text:c="4"/>}</text:p>
            <text:p text:style-name="P10"><text:s text:c="4"/>rear_item = &amp;ctrl-&gt;item[ rear ];</text:p>
            <text:p text:style-name="P10">#ifdef MCAS</text:p>
            <text:p text:style-name="P10"><text:s text:c="4"/>if ( <text:span text:style-name="T4">MCAS</text:span>( ( int * ) &amp;ctrl-&gt;item[ rear ], ( int * ) rear_item, <text:s/>( int * ) item, sizeof( *item ) ) ) {</text:p>
            <text:p text:style-name="P10">#else</text:p>
            <text:p text:style-name="P10"><text:s text:c="4"/>if ( <text:span text:style-name="T3">CAS</text:span>( ( int * ) &amp;ctrl-&gt;item[ rear ], ( int * ) rear_item, <text:s/>( int * ) item, sizeof( *item ) ) ) {</text:p>
            <text:p text:style-name="P10">#endif</text:p>
            <text:p text:style-name="P10"><text:s text:c="6"/><text:span text:style-name="T4">CAS_int</text:span>( &amp;ctrl-&gt;rear, rear, tmp );</text:p>
            <text:p text:style-name="P10"><text:s text:c="6"/>return 1;</text:p>
            <text:p text:style-name="P10"><text:s text:c="4"/>}</text:p>
            <text:p text:style-name="P10"><text:s text:c="2"/>}</text:p>
            <text:p text:style-name="P10">}</text:p>
          </table:table-cell>
        </table:table-row>
      </table:table>
      <text:p text:style-name="P1"><text:span text:style-name="T1"/></text:p>
      <text:h text:style-name="P18" text:outline-level="4"><text:span text:style-name="T1">Results</text:span></text:h>
      <text:p text:style-name="P10"><text:span text:style-name="T1">./trema run ./objects/examples/cbench_switch/cbench_switch -d</text:span></text:p>
      <text:p text:style-name="P10"><text:span text:style-name="T1">/home/nick/test_develop/objects/oflops/bin/cbench --switches 1 --loops 10 --delay 1000 --throughput</text:span></text:p>
      <text:p text:style-name="P10"><text:span text:style-name="T1">cbench: controller benchmarking tool</text:span></text:p>
      <text:p text:style-name="P10"><text:span text:style-name="T1"><text:s text:c="3"/>running in mode 'throughput'</text:span></text:p>
      <text:p text:style-name="P10"><text:span text:style-name="T1"><text:s text:c="3"/>connecting to controller at localhost:6633</text:span></text:p>
      <text:p text:style-name="P10"><text:span text:style-name="T1"><text:s text:c="3"/>faking 1 switches :: 10 tests each; 1000 ms per test</text:span></text:p>
      <text:p text:style-name="P10"><text:span text:style-name="T1"><text:s text:c="3"/>with 100000 unique source MACs per switch</text:span></text:p>
      <text:p text:style-name="P10"><text:span text:style-name="T1"><text:s text:c="3"/>starting test with 1000 ms delay after features_reply</text:span></text:p>
      <text:p text:style-name="P10"><text:span text:style-name="T1"><text:s text:c="3"/>ignoring first 1 "warmup" and last 0 "cooldown" loops</text:span></text:p>
      <text:p text:style-name="P10"><text:span text:style-name="T1"><text:s text:c="3"/>debugging info is off</text:span></text:p>
      <text:p text:style-name="P10"><text:span text:style-name="T1">1 <text:s text:c="2"/>switches: fmods/sec: <text:s/>29685 <text:s text:c="2"/>total = 29.423513 per ms</text:span></text:p>
      <text:p text:style-name="P10"><text:span text:style-name="T1">1 <text:s text:c="2"/>switches: fmods/sec: <text:s/>28573 <text:s text:c="2"/>total = 28.445422 per ms</text:span></text:p>
      <text:p text:style-name="P10"><text:span text:style-name="T1">1 <text:s text:c="2"/>switches: fmods/sec: <text:s/>28083 <text:s text:c="2"/>total = 27.728135 per ms</text:span></text:p>
      <text:p text:style-name="P10"><text:span text:style-name="T1">1 <text:s text:c="2"/>switches: fmods/sec: <text:s/>29113 <text:s text:c="2"/>total = 28.802651 per ms</text:span></text:p>
      <text:p text:style-name="P10"><text:span text:style-name="T1">1 <text:s text:c="2"/>switches: fmods/sec: <text:s/>28955 <text:s text:c="2"/>total = 28.625718 per ms</text:span></text:p>
      <text:p text:style-name="P10"><text:span text:style-name="T1">1 <text:s text:c="2"/>switches: fmods/sec: <text:s/>28644 <text:s text:c="2"/>total = 28.640076 per ms</text:span></text:p>
      <text:p text:style-name="P10"><text:span text:style-name="T1">1 <text:s text:c="2"/>switches: fmods/sec: <text:s/>28682 <text:s text:c="2"/>total = 28.469278 per ms</text:span></text:p>
      <text:p text:style-name="P10"><text:span text:style-name="T1">1 <text:s text:c="2"/>switches: fmods/sec: <text:s/>28344 <text:s text:c="2"/>total = 28.298496 per ms</text:span></text:p>
      <text:p text:style-name="P10"><text:span text:style-name="T1">1 <text:s text:c="2"/>switches: fmods/sec: <text:s/>28202 <text:s text:c="2"/>total = 28.191315 per ms</text:span></text:p>
      <text:p text:style-name="P10"><text:span text:style-name="T1">1 <text:s text:c="2"/>switches: fmods/sec: <text:s/>28174 <text:s text:c="2"/>total = 28.006911 per ms</text:span></text:p>
      <text:p text:style-name="P10"><text:span text:style-name="T1">RESULT: 1 switches 9 tests min/max/avg/stdev = 27728.14/28802.65/28356.44/319.77 responses/s</text:span></text:p>
      <text:p text:style-name="P11"><text:span text:style-name="T1"/></text:p>
      <text:h text:style-name="P18" text:outline-level="4"><text:span text:style-name="T1">Job queue status</text:span></text:h>
      <text:p text:style-name="P10"><text:span text:style-name="T1">grep -c "queue is full" *.log</text:span></text:p>
      <text:p text:style-name="P10"><text:span text:style-name="T1">cbench_switch.log:0</text:span></text:p>
      <text:p text:style-name="P10"><text:span text:style-name="T1">switch.0x1.log:0</text:span></text:p>
      <text:p text:style-name="P10"><text:span text:style-name="T1">switch_manager.log:0</text:span></text:p>
      <text:p text:style-name="P9"><text:span text:style-name="T1">No messages discarded because of queue full.</text:span></text:p>
      <text:p text:style-name="P11"><text:span text:style-name="T1"/></text:p>
      <text:h text:style-name="P6" text:outline-level="3"><text:soft-page-break/><text:span text:style-name="T1">Case #3</text:span></text:h>
      <text:p text:style-name="P9"><text:span text:style-name="T1"/></text:p>
      <text:h text:style-name="P18" text:outline-level="4"><text:span text:style-name="T1">Preconditions</text:span></text:h>
      <text:p text:style-name="Text_20_body"><text:span text:style-name="T5">The following preconditions set and valid during the test.</text:span></text:p>
      <text:list xml:id="list35621277" text:style-name="L3">
        <text:list-item>
          <text:p text:style-name="P15"><text:span text:style-name="T5">conditional compilation with MCAS flag (multiple compare and swap) in add_job().</text:span></text:p>
        </text:list-item>
        <text:list-item>
          <text:p text:style-name="P15"><text:span text:style-name="T5">Job queue size partitioned in halve conditional compilation with PARTITION flag.</text:span></text:p>
        </text:list-item>
        <text:list-item>
          <text:p text:style-name="P15"><text:span text:style-name="T5">Mutex locking is used conditional compilation with MUTEX flag.</text:span></text:p>
        </text:list-item>
      </text:list>
      <text:p text:style-name="Text_20_body"><text:span text:style-name="T5"/></text:p>
      <table:table table:name="Table14" table:style-name="Table14">
        <table:table-column table:style-name="Table14.A"/>
        <table:table-column table:style-name="Table14.B"/>
        <table:table-row>
          <table:table-cell table:style-name="Table14.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20</text:p>
            <text:p text:style-name="P2">21</text:p>
            <text:p text:style-name="P2">22</text:p>
            <text:p text:style-name="P2">23</text:p>
            <text:p text:style-name="P2">24</text:p>
            <text:p text:style-name="P2">25</text:p>
            <text:p text:style-name="P2">26</text:p>
            <text:p text:style-name="P2">27</text:p>
            <text:p text:style-name="P2">28</text:p>
            <text:p text:style-name="P2">29</text:p>
            <text:p text:style-name="P2">30</text:p>
            <text:p text:style-name="P2">31</text:p>
            <text:p text:style-name="P2">32</text:p>
            <text:p text:style-name="P2">33</text:p>
            <text:p text:style-name="P2">34</text:p>
            <text:p text:style-name="P2">35</text:p>
            <text:p text:style-name="P2">35</text:p>
            <text:p text:style-name="P2">37</text:p>
            <text:p text:style-name="P2">38</text:p>
            <text:p text:style-name="P2">39</text:p>
          </table:table-cell>
          <table:table-cell table:style-name="Table14.B1" office:value-type="string">
            <text:p text:style-name="P4">static void</text:p>
            <text:p text:style-name="P4"><text:span text:style-name="T3">exec_partition</text:span>( job_ctrl *ctrl ) {</text:p>
            <text:p text:style-name="P4"><text:s text:c="2"/>int ret = 1;</text:p>
            <text:p text:style-name="P4"><text:s text:c="2"/>job_item *item;</text:p>
            <text:p text:style-name="P4"><text:s text:c="2"/>struct timespec req;</text:p>
            <text:p text:style-name="P4"><text:s text:c="2"/>int front;</text:p>
            <text:p text:style-name="P4"><text:s text:c="2"/>int tmp;</text:p>
            <text:p text:style-name="P4"><text:s text:c="2"/>int rear;</text:p>
            <text:p text:style-name="P4"><text:s text:c="2"/>int thread_idx = 1;</text:p>
            <text:p text:style-name="P4"/>
            <text:p text:style-name="P4"/>
            <text:p text:style-name="P4"><text:s text:c="2"/>if ( ctrl-&gt;tid[ 1 ] == self() ) {</text:p>
            <text:p text:style-name="P4"><text:s text:c="4"/>thread_idx = 2;</text:p>
            <text:p text:style-name="P4"><text:s text:c="2"/>}</text:p>
            <text:p text:style-name="P4"><text:s text:c="2"/>int min = ( thread_idx - 1 ) * 256;</text:p>
            <text:p text:style-name="P4"><text:s text:c="2"/>int max = thread_idx * 256;</text:p>
            <text:p text:style-name="P4"/>
            <text:p text:style-name="P4"><text:s text:c="2"/>req.tv_sec = 0;</text:p>
            <text:p text:style-name="P4"><text:s text:c="2"/>while ( true ) {</text:p>
            <text:p text:style-name="P4"><text:s text:c="4"/>front = ctrl-&gt;front;</text:p>
            <text:p text:style-name="P4"><text:s text:c="4"/>rear = ctrl-&gt;rear;</text:p>
            <text:p text:style-name="P4"><text:s text:c="4"/>if ( front == rear ) {</text:p>
            <text:p text:style-name="P4"><text:s text:c="6"/>req.tv_nsec = 1;</text:p>
            <text:p text:style-name="P4"><text:s text:c="6"/>nanosleep( &amp;req, NULL );</text:p>
            <text:p text:style-name="P4"><text:s text:c="6"/>continue;</text:p>
            <text:p text:style-name="P4"><text:s text:c="4"/>}</text:p>
            <text:p text:style-name="P4"><text:s text:c="4"/>front = ctrl-&gt;front;</text:p>
            <text:p text:style-name="P4"><text:s text:c="4"/>if ( front &gt;= min &amp;&amp; front &lt; max ) {</text:p>
            <text:p text:style-name="P4"><text:s text:c="6"/>item = &amp;ctrl-&gt;item[ front ];</text:p>
            <text:p text:style-name="P4"><text:s text:c="6"/>tmp = ( front + 1 ) % ITEM_ARRAY_SIZE;</text:p>
            <text:p text:style-name="P4"><text:s text:c="6"/>ctrl-&gt;front = tmp;</text:p>
            <text:p text:style-name="P4"><text:s text:c="6"/>send( item-&gt;opt.server_socket, item-&gt;opt.buffer, item-&gt;opt.buffer_len, MSG_DONTWAIT );</text:p>
            <text:p text:style-name="P4"><text:s text:c="4"/>}</text:p>
            <text:p text:style-name="P4"><text:s text:c="4"/>else {</text:p>
            <text:p text:style-name="P4"><text:s text:c="6"/>req.tv_nsec = 10;</text:p>
            <text:p text:style-name="P4"><text:s text:c="6"/>nanosleep( &amp;req, NULL );</text:p>
            <text:p text:style-name="P4"><text:s text:c="4"/>}</text:p>
            <text:p text:style-name="P4"><text:s text:c="2"/>}</text:p>
            <text:p text:style-name="P4">}</text:p>
          </table:table-cell>
        </table:table-row>
      </table:table>
      <text:p text:style-name="Standard"/>
      <text:h text:style-name="P18" text:outline-level="4"><text:span text:style-name="T1">Results</text:span></text:h>
      <text:p text:style-name="P12"><text:span text:style-name="T5">./trema run ./objects/examples/cbench_switch/cbench_switch -d</text:span></text:p>
      <text:p text:style-name="P12"><text:span text:style-name="T5">/home/nick/test_develop/objects/oflops/bin/cbench --switches 1 --loops 10 --delay 1000 --throughput</text:span></text:p>
      <text:p text:style-name="P12"><text:span text:style-name="T5">cbench: controller benchmarking tool</text:span></text:p>
      <text:p text:style-name="P12"><text:span text:style-name="T5"><text:s text:c="3"/>running in mode 'throughput'</text:span></text:p>
      <text:p text:style-name="P12"><text:span text:style-name="T5"><text:s text:c="3"/>connecting to controller at localhost:6633</text:span></text:p>
      <text:p text:style-name="P12"><text:span text:style-name="T5"><text:s text:c="3"/>faking 1 switches :: 10 tests each; 1000 ms per test</text:span></text:p>
      <text:p text:style-name="P12"><text:span text:style-name="T5"><text:s text:c="3"/>with 100000 unique source MACs per switch</text:span></text:p>
      <text:p text:style-name="P12"><text:span text:style-name="T5"><text:s text:c="3"/>starting test with 1000 ms delay after features_reply</text:span></text:p>
      <text:p text:style-name="P12"><text:span text:style-name="T5"><text:s text:c="3"/>ignoring first 1 "warmup" and last 0 "cooldown" loops</text:span></text:p>
      <text:p text:style-name="P12"><text:soft-page-break/><text:span text:style-name="T5"><text:s text:c="3"/>debugging info is off</text:span></text:p>
      <text:p text:style-name="P12"><text:span text:style-name="T5">1 <text:s text:c="2"/>switches: fmods/sec: <text:s/>28647 <text:s text:c="2"/>total = 28.320605 per ms</text:span></text:p>
      <text:p text:style-name="P12"><text:span text:style-name="T5">1 <text:s text:c="2"/>switches: fmods/sec: <text:s/>28443 <text:s text:c="2"/>total = 28.355721 per ms</text:span></text:p>
      <text:p text:style-name="P12"><text:span text:style-name="T5">1 <text:s text:c="2"/>switches: fmods/sec: <text:s/>29291 <text:s text:c="2"/>total = 29.233965 per ms</text:span></text:p>
      <text:p text:style-name="P12"><text:span text:style-name="T5">1 <text:s text:c="2"/>switches: fmods/sec: <text:s/>29510 <text:s text:c="2"/>total = 29.126894 per ms</text:span></text:p>
      <text:p text:style-name="P12"><text:span text:style-name="T5">1 <text:s text:c="2"/>switches: fmods/sec: <text:s/>28594 <text:s text:c="2"/>total = 28.214654 per ms</text:span></text:p>
      <text:p text:style-name="P12"><text:span text:style-name="T5">1 <text:s text:c="2"/>switches: fmods/sec: <text:s/>28571 <text:s text:c="2"/>total = 28.217436 per ms</text:span></text:p>
      <text:p text:style-name="P12"><text:span text:style-name="T5">1 <text:s text:c="2"/>switches: fmods/sec: <text:s/>28300 <text:s text:c="2"/>total = 28.148365 per ms</text:span></text:p>
      <text:p text:style-name="P12"><text:span text:style-name="T5">1 <text:s text:c="2"/>switches: fmods/sec: <text:s/>27942 <text:s text:c="2"/>total = 27.760392 per ms</text:span></text:p>
      <text:p text:style-name="P12"><text:span text:style-name="T5">1 <text:s text:c="2"/>switches: fmods/sec: <text:s/>27631 <text:s text:c="2"/>total = 27.625005 per ms</text:span></text:p>
      <text:p text:style-name="P12"><text:span text:style-name="T5">1 <text:s text:c="2"/>switches: fmods/sec: <text:s/>27245 <text:s text:c="2"/>total = 27.031237 per ms</text:span></text:p>
      <text:p text:style-name="P12"><text:span text:style-name="T5">RESULT: 1 switches 9 tests min/max/avg/stdev = 27031.24/29233.96/28190.41/653.60 responses/s</text:span></text:p>
      <text:p text:style-name="P12"><text:span text:style-name="T5"/></text:p>
      <text:h text:style-name="P18" text:outline-level="4"><text:span text:style-name="T1">Job queue status</text:span></text:h>
      <text:p text:style-name="P10"><text:span text:style-name="T1">grep -c "queue is full" *.log</text:span></text:p>
      <text:p text:style-name="P10"><text:span text:style-name="T1">cbench_switch.log:0</text:span></text:p>
      <text:p text:style-name="P10"><text:span text:style-name="T1">switch.0x1.log:0</text:span></text:p>
      <text:p text:style-name="P10"><text:span text:style-name="T1">switch_manager.log:0</text:span></text:p>
      <text:p text:style-name="P11"><text:span text:style-name="T1">No messages discarded because of queue full.</text:span></text:p>
      <text:p text:style-name="P10"><text:span text:style-name="T1"/></text:p>
      <text:h text:style-name="P7" text:outline-level="3"><text:span text:style-name="T1">Case #4</text:span></text:h>
      <text:p text:style-name="Text_20_body"><text:span text:style-name="T6"/></text:p>
      <text:h text:style-name="Heading_20_4" text:outline-level="4"><text:span text:style-name="T6">Preconditions</text:span></text:h>
      <text:p text:style-name="Text_20_body"><text:span text:style-name="T6">The following preconditions set and valid during the test.</text:span></text:p>
      <text:list xml:id="list35632928" text:style-name="L4">
        <text:list-item>
          <text:p text:style-name="P16"><text:span text:style-name="T6">Use CAS function in add_job() default compilation. CAS uses memcmp and memcpy.</text:span></text:p>
        </text:list-item>
        <text:list-item>
          <text:p text:style-name="P16"><text:span text:style-name="T5">Job queue size partitioned in halve conditional compilation with PARTITION flag.</text:span></text:p>
        </text:list-item>
        <text:list-item>
          <text:p text:style-name="P16"><text:span text:style-name="T6">Mutex locking is used conditional compilation with MUTEX flag.</text:span></text:p>
        </text:list-item>
      </text:list>
      <text:p text:style-name="Text_20_body"><text:span text:style-name="T6"/></text:p>
      <text:h text:style-name="Heading_20_4" text:outline-level="4"><text:span text:style-name="T6">Results</text:span></text:h>
      <text:p text:style-name="P12"><text:span text:style-name="T5">./trema run ./objects/examples/cbench_switch/cbench_switch -d</text:span></text:p>
      <text:p text:style-name="P12"><text:span text:style-name="T5">/home/nick/test_develop/objects/oflops/bin/cbench --switches 1 --loops 10 --delay 1000 --throughput</text:span></text:p>
      <text:p text:style-name="P12"><text:span text:style-name="T5">cbench: controller benchmarking tool</text:span></text:p>
      <text:p text:style-name="P12"><text:span text:style-name="T5"><text:s text:c="3"/>running in mode 'throughput'</text:span></text:p>
      <text:p text:style-name="P12"><text:span text:style-name="T5"><text:s text:c="3"/>connecting to controller at localhost:6633</text:span></text:p>
      <text:p text:style-name="P12"><text:span text:style-name="T5"><text:s text:c="3"/>faking 1 switches :: 10 tests each; 1000 ms per test</text:span></text:p>
      <text:p text:style-name="P12"><text:span text:style-name="T5"><text:s text:c="3"/>with 100000 unique source MACs per switch</text:span></text:p>
      <text:p text:style-name="P12"><text:span text:style-name="T5"><text:s text:c="3"/>starting test with 1000 ms delay after features_reply</text:span></text:p>
      <text:p text:style-name="P12"><text:span text:style-name="T5"><text:s text:c="3"/>ignoring first 1 "warmup" and last 0 "cooldown" loops</text:span></text:p>
      <text:p text:style-name="P12"><text:span text:style-name="T5"><text:s text:c="3"/>debugging info is off</text:span></text:p>
      <text:p text:style-name="P12"><text:span text:style-name="T5">1 <text:s text:c="2"/>switches: fmods/sec: <text:s/>30175 <text:s text:c="2"/>total = 29.969708 per ms</text:span></text:p>
      <text:p text:style-name="P12"><text:span text:style-name="T5">1 <text:s text:c="2"/>switches: fmods/sec: <text:s/>30234 <text:s text:c="2"/>total = 29.969697 per ms</text:span></text:p>
      <text:p text:style-name="P12"><text:soft-page-break/><text:span text:style-name="T5">1 <text:s text:c="2"/>switches: fmods/sec: <text:s/>29279 <text:s text:c="2"/>total = 29.228785 per ms</text:span></text:p>
      <text:p text:style-name="P12"><text:span text:style-name="T5">1 <text:s text:c="2"/>switches: fmods/sec: <text:s/>28245 <text:s text:c="2"/>total = 28.145029 per ms</text:span></text:p>
      <text:p text:style-name="P12"><text:span text:style-name="T5">1 <text:s text:c="2"/>switches: fmods/sec: <text:s/>28829 <text:s text:c="2"/>total = 28.514175 per ms</text:span></text:p>
      <text:p text:style-name="P12"><text:span text:style-name="T5">1 <text:s text:c="2"/>switches: fmods/sec: <text:s/>29193 <text:s text:c="2"/>total = 28.860955 per ms</text:span></text:p>
      <text:p text:style-name="P12"><text:span text:style-name="T5">1 <text:s text:c="2"/>switches: fmods/sec: <text:s/>28563 <text:s text:c="2"/>total = 28.558374 per ms</text:span></text:p>
      <text:p text:style-name="P12"><text:span text:style-name="T5">1 <text:s text:c="2"/>switches: fmods/sec: <text:s/>28240 <text:s text:c="2"/>total = 27.940340 per ms</text:span></text:p>
      <text:p text:style-name="P12"><text:span text:style-name="T5">1 <text:s text:c="2"/>switches: fmods/sec: <text:s/>28216 <text:s text:c="2"/>total = 28.046292 per ms</text:span></text:p>
      <text:p text:style-name="P12"><text:span text:style-name="T5">1 <text:s text:c="2"/>switches: fmods/sec: <text:s/>27516 <text:s text:c="2"/>total = 27.474760 per ms</text:span></text:p>
      <text:p text:style-name="P12"><text:span text:style-name="T5">RESULT: 1 switches 9 tests min/max/avg/stdev = 27474.76/29969.70/28526.49/708.28 responses/s</text:span></text:p>
      <text:p text:style-name="P12"><text:span text:style-name="T5"/></text:p>
      <text:h text:style-name="Heading_20_3" text:outline-level="3"><text:span text:style-name="T5">Case #5</text:span></text:h>
      <text:p text:style-name="Text_20_body"><text:span text:style-name="T5"/></text:p>
      <text:h text:style-name="Heading_20_4" text:outline-level="4"><text:span text:style-name="T6">Preconditions</text:span></text:h>
      <text:p text:style-name="Text_20_body"><text:span text:style-name="T6">The following preconditions set and valid during the test.</text:span></text:p>
      <text:list xml:id="list36178070" text:continue-numbering="true" text:style-name="L4">
        <text:list-item>
          <text:p text:style-name="P16"><text:span text:style-name="T6">Use CAS function in add_job() default compilation. CAS uses memcmp and memcpy.</text:span></text:p>
        </text:list-item>
        <text:list-item>
          <text:p text:style-name="P16"><text:span text:style-name="T6">Ticket locking algorithm enabled default compilation.</text:span></text:p>
        </text:list-item>
      </text:list>
      <text:p text:style-name="Text_20_body"><text:span text:style-name="T6"/></text:p>
      <text:h text:style-name="Heading_20_4" text:outline-level="4"><text:span text:style-name="T6">Results</text:span></text:h>
      <text:p text:style-name="P10"><text:span text:style-name="T1">./trema killall</text:span></text:p>
      <text:p text:style-name="P10"><text:span text:style-name="T1">./trema run ./objects/examples/cbench_switch/cbench_switch -d</text:span></text:p>
      <text:p text:style-name="P10"><text:span text:style-name="T1">/home/nick/test_develop/objects/oflops/bin/cbench --switches 1 --loops 10 --delay 1000 --throughput</text:span></text:p>
      <text:p text:style-name="P10"><text:span text:style-name="T1">cbench: controller benchmarking tool</text:span></text:p>
      <text:p text:style-name="P10"><text:span text:style-name="T1"><text:s text:c="3"/>running in mode 'throughput'</text:span></text:p>
      <text:p text:style-name="P10"><text:span text:style-name="T1"><text:s text:c="3"/>connecting to controller at localhost:6633</text:span></text:p>
      <text:p text:style-name="P10"><text:span text:style-name="T1"><text:s text:c="3"/>faking 1 switches :: 10 tests each; 1000 ms per test</text:span></text:p>
      <text:p text:style-name="P10"><text:span text:style-name="T1"><text:s text:c="3"/>with 100000 unique source MACs per switch</text:span></text:p>
      <text:p text:style-name="P10"><text:span text:style-name="T1"><text:s text:c="3"/>starting test with 1000 ms delay after features_reply</text:span></text:p>
      <text:p text:style-name="P10"><text:span text:style-name="T1"><text:s text:c="3"/>ignoring first 1 "warmup" and last 0 "cooldown" loops</text:span></text:p>
      <text:p text:style-name="P10"><text:span text:style-name="T1"><text:s text:c="3"/>debugging info is off</text:span></text:p>
      <text:p text:style-name="P10"><text:span text:style-name="T1">1 <text:s text:c="2"/>switches: fmods/sec: <text:s/>31056 <text:s text:c="2"/>total = 31.012459 per ms</text:span></text:p>
      <text:p text:style-name="P10"><text:span text:style-name="T1">1 <text:s text:c="2"/>switches: fmods/sec: <text:s/>31814 <text:s text:c="2"/>total = 31.734315 per ms</text:span></text:p>
      <text:p text:style-name="P10"><text:span text:style-name="T1">1 <text:s text:c="2"/>switches: fmods/sec: <text:s/>26021 <text:s text:c="2"/>total = 25.970254 per ms</text:span></text:p>
      <text:p text:style-name="P10"><text:span text:style-name="T1">1 <text:s text:c="2"/>switches: fmods/sec: <text:s/>30223 <text:s text:c="2"/>total = 29.944872 per ms</text:span></text:p>
      <text:p text:style-name="P10"><text:span text:style-name="T1">1 <text:s text:c="2"/>switches: fmods/sec: <text:s/>29910 <text:s text:c="2"/>total = 29.825028 per ms</text:span></text:p>
      <text:p text:style-name="P10"><text:span text:style-name="T1">1 <text:s text:c="2"/>switches: fmods/sec: <text:s/>29604 <text:s text:c="2"/>total = 29.537069 per ms</text:span></text:p>
      <text:p text:style-name="P10"><text:span text:style-name="T1">1 <text:s text:c="2"/>switches: fmods/sec: <text:s/>29358 <text:s text:c="2"/>total = 29.049236 per ms</text:span></text:p>
      <text:p text:style-name="P10"><text:span text:style-name="T1">1 <text:s text:c="2"/>switches: fmods/sec: <text:s/>28847 <text:s text:c="2"/>total = 28.810353 per ms</text:span></text:p>
      <text:p text:style-name="P10"><text:span text:style-name="T1">1 <text:s text:c="2"/>switches: fmods/sec: <text:s/>28732 <text:s text:c="2"/>total = 28.532076 per ms</text:span></text:p>
      <text:p text:style-name="P10"><text:span text:style-name="T1">1 <text:s text:c="2"/>switches: fmods/sec: <text:s/>27413 <text:s text:c="2"/>total = 27.025748 per ms</text:span></text:p>
      <text:p text:style-name="P10"><text:span text:style-name="T1">RESULT: 1 switches 9 tests min/max/avg/stdev = 25970.25/31734.32/28936.55/1585.93 responses/</text:span></text:p>
      <text:p text:style-name="P10"><text:span text:style-name="T1"/></text:p>
      <text:h text:style-name="P18" text:outline-level="4"><text:soft-page-break/><text:span text:style-name="T1">Job queue status</text:span></text:h>
      <text:p text:style-name="P10"><text:span text:style-name="T1">grep -c "queue is full" *.log</text:span></text:p>
      <text:p text:style-name="P10"><text:span text:style-name="T1">cbench_switch.log:0</text:span></text:p>
      <text:p text:style-name="P10"><text:span text:style-name="T1">switch.0x1.log:0</text:span></text:p>
      <text:p text:style-name="P10"><text:span text:style-name="T1">switch_manager.log:0</text:span></text:p>
      <text:p text:style-name="P11"><text:span text:style-name="T1">No messages discarded because of queue full.</text:span></text:p>
      <text:p text:style-name="P10"><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nsolas" svg:font-family="Consolas, 'Andale Mono', Monaco, Courier, 'Courier New', Verdana, sans-serif"/>
    <style:font-face style:name="Mangal1" svg:font-family="Mangal"/>
    <style:font-face style:name="OpenSymbol" svg:font-family="OpenSymbol"/>
    <style:font-face style:name="Consolas1" svg:font-family="Consolas" style:font-family-generic="modern" style:font-pitch="fixed"/>
    <style:font-face style:name="Courier New" svg:font-family="'Courier New'" style:font-family-generic="modern" style:font-pitch="fixed"/>
    <style:font-face style:name="ＭＳ Ｐゴシック1" svg:font-family="'ＭＳ Ｐゴシック'"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fo:padding="0.049cm" fo:border-left="none" fo:border-right="0.035cm solid #99ccff" fo:border-top="none" fo:border-bottom="none" style:shadow="none"/>
      <style:text-properties style:font-name="Courier New" fo:font-size="10pt" style:font-name-asian="ＭＳ Ｐゴシック1"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k Karanatsios</meta:initial-creator>
    <meta:creation-date>2012-06-05T08:40:02.40</meta:creation-date>
    <dc:date>2012-06-05T16:04:32.13</dc:date>
    <dc:creator>Nick Karanatsios</dc:creator>
    <meta:editing-duration>PT7H24M27S</meta:editing-duration>
    <meta:editing-cycles>9</meta:editing-cycles>
    <meta:generator>OpenOffice.org/3.3$Win32 OpenOffice.org_project/330m20$Build-9567</meta:generator>
    <meta:document-statistic meta:table-count="4" meta:image-count="0" meta:object-count="0" meta:page-count="8" meta:paragraph-count="401" meta:word-count="1893" meta:character-count="11670"/>
  </office:meta>
</office:document-meta>
</file>